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80000018AB0B8EAFB94386C71.png" manifest:media-type="image/png"/>
  <manifest:file-entry manifest:full-path="Pictures/100002010000031D000003D9419845913951D2C0.png" manifest:media-type="image/png"/>
  <manifest:file-entry manifest:full-path="Pictures/10000201000000F00000010E6851B865B3ACB5D9.png" manifest:media-type="image/png"/>
  <manifest:file-entry manifest:full-path="Pictures/100000000000012C0000007CA5D2114A9850A8F3.png" manifest:media-type="image/png"/>
  <manifest:file-entry manifest:full-path="Pictures/10000201000003B5000002429D927375A23E7BA1.png" manifest:media-type="image/png"/>
  <manifest:file-entry manifest:full-path="Pictures/10000000000008000000062FF42E9BC427E1EF31.jpg" manifest:media-type="image/jpeg"/>
  <manifest:file-entry manifest:full-path="Pictures/1000000000000400000004005D570A67090B3430.png" manifest:media-type="image/png"/>
  <manifest:file-entry manifest:full-path="Pictures/1000020100000110000000C3DEEA3DF71AF6465E.png" manifest:media-type="image/png"/>
  <manifest:file-entry manifest:full-path="Pictures/1000020100000B5D0000041BE08295A962BBEB4A.png" manifest:media-type="image/png"/>
  <manifest:file-entry manifest:full-path="Pictures/10000201000007D000000213137397DDDFFBB799.png" manifest:media-type="image/png"/>
  <manifest:file-entry manifest:full-path="Pictures/10000201000009C4000009C4BEB32FDE80FDCB7F.png" manifest:media-type="image/png"/>
  <manifest:file-entry manifest:full-path="Pictures/1000000000000500000000FDECA7899B89AFD57C.jpg" manifest:media-type="image/jpeg"/>
  <manifest:file-entry manifest:full-path="Pictures/1000020100000320000001C7FD44D85D4C60C736.png" manifest:media-type="image/png"/>
  <manifest:file-entry manifest:full-path="Pictures/10000000000010F400000528E054B03DAF99DDA7.tif" manifest:media-type="image/tiff"/>
  <manifest:file-entry manifest:full-path="Pictures/1000020100000500000000FDFDA48B6A2D6ABA53.png" manifest:media-type="image/png"/>
  <manifest:file-entry manifest:full-path="Pictures/100000000000074A000002A549302F3968BB8582.jpg" manifest:media-type="image/jpeg"/>
  <manifest:file-entry manifest:full-path="Pictures/10000201000005CC0000012E39BD335AB10918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Orbitron" svg:font-family="Orbitron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Verdana" svg:font-family="Verdana" style:font-family-generic="swiss" style:font-pitch="variable"/>
    <style:font-face style:name="Adobe Blank" svg:font-family="'Adobe Blank'" style:font-family-generic="system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5S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automatic" presentation:transition-speed="fast" presentation:duration="PT5S" presentation:background-visible="true" presentation:background-objects-visible="true" draw:fill="solid" draw:fill-color="#ffffff" draw:fill-image-width="0cm" draw:fill-image-height="0cm" presentation:display-footer="false" presentation:display-page-number="false" presentation:display-date-time="false"/>
    </style:style>
    <style:style style:name="dp4" style:family="drawing-page">
      <style:drawing-page-properties presentation:transition-type="automatic" presentation:transition-speed="fast" presentation:duration="PT5S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9.267cm" fo:min-width="18.966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4.578cm" fo:min-width="25.325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901cm, 0cm, 16.117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2.084cm" fo:min-width="25.064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9.257cm" fo:min-width="12.503cm" fo:padding-top="0.254cm" fo:padding-bottom="0.254cm" fo:padding-left="0.254cm" fo:padding-right="0.254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10pt" style:font-size-asian="110pt" style:font-size-complex="110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Verdana" fo:font-size="16.2999992370605pt" fo:font-style="italic" style:font-style-asian="italic" style:font-style-complex="italic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6.299999237060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rbitron" fo:font-size="110pt" fo:letter-spacing="normal" fo:font-style="normal" style:text-underline-style="none" fo:font-weight="normal" style:font-name-asian="Orbitron" style:font-size-asian="110pt" style:font-style-asian="normal" style:font-weight-asian="normal" style:font-name-complex="Orbitron" style:font-size-complex="11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Verdana" fo:font-size="48pt" fo:letter-spacing="normal" fo:font-style="italic" style:text-underline-style="none" fo:font-weight="normal" style:font-name-asian="Consolas" style:font-size-asian="48pt" style:font-style-asian="italic" style:font-weight-asian="normal" style:font-name-complex="Consolas" style:font-size-complex="48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rbitron" fo:font-size="48pt" fo:letter-spacing="normal" fo:font-style="normal" style:text-underline-style="none" fo:font-weight="normal" style:font-name-asian="Orbitron" style:font-size-asian="48pt" style:font-style-asian="normal" style:font-weight-asian="normal" style:font-name-complex="Orbitron" style:font-size-complex="4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rbitron" fo:font-size="96pt" fo:letter-spacing="normal" fo:font-style="normal" style:text-underline-style="none" fo:font-weight="normal" style:font-name-asian="Orbitron" style:font-size-asian="96pt" style:font-style-asian="normal" style:font-weight-asian="normal" style:font-name-complex="Orbitron" style:font-size-complex="9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name="Shape 54" draw:style-name="gr1" draw:text-style-name="P1" draw:layer="layout" svg:width="8.203cm" svg:height="8.741cm" svg:x="0.941cm" svg:y="1.165cm">
          <draw:image xlink:href="Pictures/10000201000009C4000009C4BEB32FDE80FDCB7F.png" xlink:type="simple" xlink:show="embed" xlink:actuate="onLoad">
            <text:p/>
          </draw:image>
        </draw:frame>
        <draw:custom-shape draw:name="Shape 55" draw:style-name="gr2" draw:text-style-name="P3" draw:layer="layout" svg:width="19.473cm" svg:height="9.774cm" svg:x="8.257cm" svg:y="0.548cm">
          <text:p text:style-name="P2"><text:span text:style-name="T1">CORE</text:span></text:p>
          <text:p text:style-name="P2"><text:span text:style-name="T1">2062</text:span></text:p>
          <draw:enhanced-geometry draw:mirror-horizontal="false" draw:mirror-vertical="false" svg:viewBox="0 0 17688 83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3" draw:text-style-name="P4" draw:layer="layout" svg:width="25.832cm" svg:height="5.085cm" svg:x="0.941cm" svg:y="10.44cm">
          <text:p text:style-name="P2"><text:span text:style-name="T2">would like to thank our sponsors...</text:span></text:p>
          <draw:enhanced-geometry draw:mirror-horizontal="false" draw:mirror-vertical="false" svg:viewBox="0 0 23463 43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4" draw:layer="layout" svg:width="14.848cm" svg:height="11.136cm" svg:x="3.075cm" svg:y="2.257cm" draw:page-number="1" presentation:class="page"/>
          <draw:frame draw:name="Shape 5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20_slide" presentation:presentation-page-layout-name="AL1T0">
        <office:forms form:automatic-focus="false" form:apply-design-mode="false"/>
        <draw:frame draw:style-name="gr5" draw:text-style-name="P6" draw:layer="layout" svg:width="25.654cm" svg:height="9.267cm" svg:x="1.155cm" svg:y="3.749cm">
          <draw:image xlink:href="Pictures/1000020100000B5D0000041BE08295A962BBEB4A.png" xlink:type="simple" xlink:show="embed" xlink:actuate="onLoad">
            <text:p/>
          </draw:image>
        </draw:frame>
        <presentation:notes draw:style-name="dp2">
          <draw:page-thumbnail draw:name="Shape 58" draw:style-name="gr4" draw:layer="layout" svg:width="16.931cm" svg:height="9.524cm" svg:x="1.059cm" svg:y="1.93cm" draw:page-number="2" presentation:class="page"/>
          <draw:frame draw:name="Shape 59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office:forms form:automatic-focus="false" form:apply-design-mode="false"/>
        <draw:frame draw:name="Shape 67" draw:style-name="gr1" draw:text-style-name="P1" draw:layer="layout" svg:width="14.635cm" svg:height="15.596cm" svg:x="6.661cm" svg:y="0.578cm">
          <draw:image xlink:href="Pictures/1000000000000400000004005D570A67090B3430.png" xlink:type="simple" xlink:show="embed" xlink:actuate="onLoad">
            <text:p/>
          </draw:image>
        </draw:frame>
        <presentation:notes draw:style-name="dp2">
          <draw:page-thumbnail draw:name="Shape 64" draw:style-name="gr4" draw:layer="layout" svg:width="16.931cm" svg:height="9.524cm" svg:x="1.059cm" svg:y="1.93cm" draw:page-number="3" presentation:class="page"/>
          <draw:frame draw:name="Shape 65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Title_20_and_20_body" presentation:presentation-page-layout-name="AL2T1">
        <office:forms form:automatic-focus="false" form:apply-design-mode="false"/>
        <draw:frame draw:name="Shape 72" draw:style-name="gr6" draw:text-style-name="P1" draw:layer="layout" svg:width="27.964cm" svg:height="7.622cm" svg:x="0cm" svg:y="4.567cm">
          <draw:image xlink:href="Pictures/10000000000008000000062FF42E9BC427E1EF31.jpg" xlink:type="simple" xlink:show="embed" xlink:actuate="onLoad">
            <text:p/>
          </draw:image>
        </draw:frame>
        <presentation:notes draw:style-name="dp2">
          <draw:page-thumbnail draw:name="Shape 69" draw:style-name="gr4" draw:layer="layout" svg:width="16.931cm" svg:height="9.524cm" svg:x="1.059cm" svg:y="1.93cm" draw:page-number="4" presentation:class="page"/>
          <draw:frame draw:name="Shape 70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office:forms form:automatic-focus="false" form:apply-design-mode="false"/>
        <draw:frame draw:name="Shape 77" draw:style-name="gr1" draw:text-style-name="P1" draw:layer="layout" svg:width="27.964cm" svg:height="7.896cm" svg:x="0cm" svg:y="4.43cm">
          <draw:image xlink:href="Pictures/10000201000007D000000213137397DDDFFBB799.png" xlink:type="simple" xlink:show="embed" xlink:actuate="onLoad">
            <text:p/>
          </draw:image>
        </draw:frame>
        <presentation:notes draw:style-name="dp2">
          <draw:page-thumbnail draw:name="Shape 74" draw:style-name="gr4" draw:layer="layout" svg:width="14.848cm" svg:height="11.136cm" svg:x="3.075cm" svg:y="2.257cm" draw:page-number="5" presentation:class="page"/>
          <draw:frame draw:name="Shape 75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Blank">
        <office:forms form:automatic-focus="false" form:apply-design-mode="false"/>
        <draw:frame draw:name="Shape 82" draw:style-name="gr1" draw:text-style-name="P1" draw:layer="layout" svg:width="27.964cm" svg:height="5.889cm" svg:x="0cm" svg:y="5.434cm">
          <draw:image xlink:href="Pictures/1000020100000500000000FDFDA48B6A2D6ABA53.png" xlink:type="simple" xlink:show="embed" xlink:actuate="onLoad">
            <text:p/>
          </draw:image>
        </draw:frame>
        <draw:frame draw:name="Shape 83" draw:style-name="gr1" draw:text-style-name="P1" draw:layer="layout" svg:width="27.964cm" svg:height="5.889cm" svg:x="0cm" svg:y="5.434cm">
          <draw:image xlink:href="Pictures/1000000000000500000000FDECA7899B89AFD57C.jpg" xlink:type="simple" xlink:show="embed" xlink:actuate="onLoad">
            <text:p/>
          </draw:image>
        </draw:frame>
        <presentation:notes draw:style-name="dp2">
          <draw:page-thumbnail draw:name="Shape 79" draw:style-name="gr4" draw:layer="layout" svg:width="14.848cm" svg:height="11.136cm" svg:x="3.075cm" svg:y="2.257cm" draw:page-number="6" presentation:class="page"/>
          <draw:frame draw:name="Shape 80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Blank">
        <office:forms form:automatic-focus="false" form:apply-design-mode="false"/>
        <draw:frame draw:name="Shape 88" draw:style-name="gr1" draw:text-style-name="P1" draw:layer="layout" svg:width="26.44cm" svg:height="10.206cm" svg:x="0.762cm" svg:y="3.279cm">
          <draw:image xlink:href="Pictures/100000000000074A000002A549302F3968BB8582.jpg" xlink:type="simple" xlink:show="embed" xlink:actuate="onLoad">
            <text:p/>
          </draw:image>
        </draw:frame>
        <presentation:notes draw:style-name="dp2">
          <draw:page-thumbnail draw:name="Shape 85" draw:style-name="gr4" draw:layer="layout" svg:width="14.848cm" svg:height="11.136cm" svg:x="3.075cm" svg:y="2.257cm" draw:page-number="7" presentation:class="page"/>
          <draw:frame draw:name="Shape 86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Blank">
        <office:forms form:automatic-focus="false" form:apply-design-mode="false"/>
        <draw:frame draw:style-name="gr5" draw:text-style-name="P6" draw:layer="layout" svg:width="25.51cm" svg:height="5.19cm" svg:x="1.227cm" svg:y="5.787cm">
          <draw:image xlink:href="Pictures/10000201000005CC0000012E39BD335AB1091899.png" xlink:type="simple" xlink:show="embed" xlink:actuate="onLoad">
            <text:p/>
          </draw:image>
        </draw:frame>
        <presentation:notes draw:style-name="dp2">
          <draw:page-thumbnail draw:name="Shape 90" draw:style-name="gr4" draw:layer="layout" svg:width="14.848cm" svg:height="11.136cm" svg:x="3.075cm" svg:y="2.257cm" draw:page-number="8" presentation:class="page"/>
          <draw:frame draw:name="Shape 91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Blank">
        <office:forms form:automatic-focus="false" form:apply-design-mode="false"/>
        <draw:frame draw:style-name="gr5" draw:text-style-name="P6" draw:layer="layout" svg:width="21.166cm" svg:height="12.038cm" svg:x="3.399cm" svg:y="2.363cm">
          <draw:image xlink:href="Pictures/1000020100000320000001C7FD44D85D4C60C736.png" xlink:type="simple" xlink:show="embed" xlink:actuate="onLoad">
            <text:p/>
          </draw:image>
        </draw:frame>
        <presentation:notes draw:style-name="dp2">
          <draw:page-thumbnail draw:name="Shape 95" draw:style-name="gr4" draw:layer="layout" svg:width="14.848cm" svg:height="11.136cm" svg:x="3.075cm" svg:y="2.257cm" draw:page-number="9" presentation:class="page"/>
          <draw:frame draw:name="Shape 96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Blank">
        <office:forms form:automatic-focus="false" form:apply-design-mode="false"/>
        <draw:frame draw:name="Shape 103" draw:style-name="gr1" draw:text-style-name="P1" draw:layer="layout" svg:width="20.877cm" svg:height="9.196cm" svg:x="3.544cm" svg:y="3.784cm">
          <draw:image xlink:href="Pictures/100000000000012C0000007CA5D2114A9850A8F3.png" xlink:type="simple" xlink:show="embed" xlink:actuate="onLoad">
            <text:p/>
          </draw:image>
        </draw:frame>
        <presentation:notes draw:style-name="dp2">
          <draw:page-thumbnail draw:name="Shape 100" draw:style-name="gr4" draw:layer="layout" svg:width="14.848cm" svg:height="11.136cm" svg:x="3.075cm" svg:y="2.257cm" draw:page-number="10" presentation:class="page"/>
          <draw:frame draw:name="Shape 101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Blank">
        <office:forms form:automatic-focus="false" form:apply-design-mode="false"/>
        <draw:frame draw:name="Shape 108" draw:style-name="gr1" draw:text-style-name="P1" draw:layer="layout" svg:width="17.903cm" svg:height="13.678cm" svg:x="5.027cm" svg:y="1.537cm">
          <draw:image xlink:href="Pictures/1000020100000110000000C3DEEA3DF71AF6465E.png" xlink:type="simple" xlink:show="embed" xlink:actuate="onLoad">
            <text:p/>
          </draw:image>
        </draw:frame>
        <presentation:notes draw:style-name="dp2">
          <draw:page-thumbnail draw:name="Shape 105" draw:style-name="gr4" draw:layer="layout" svg:width="14.848cm" svg:height="11.136cm" svg:x="3.075cm" svg:y="2.257cm" draw:page-number="11" presentation:class="page"/>
          <draw:frame draw:name="Shape 106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Blank">
        <office:forms form:automatic-focus="false" form:apply-design-mode="false"/>
        <draw:frame draw:style-name="gr5" draw:text-style-name="P6" draw:layer="layout" svg:width="24.221cm" svg:height="7.366cm" svg:x="1.872cm" svg:y="4.699cm">
          <draw:image xlink:href="Pictures/10000000000010F400000528E054B03DAF99DDA7.tif" xlink:type="simple" xlink:show="embed" xlink:actuate="onLoad">
            <text:p/>
          </draw:image>
        </draw:frame>
        <presentation:notes draw:style-name="dp2">
          <draw:page-thumbnail draw:name="Shape 110" draw:style-name="gr4" draw:layer="layout" svg:width="14.848cm" svg:height="11.136cm" svg:x="3.075cm" svg:y="2.257cm" draw:page-number="12" presentation:class="page"/>
          <draw:frame draw:name="Shape 111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Blank">
        <office:forms form:automatic-focus="false" form:apply-design-mode="false"/>
        <draw:frame draw:name="Shape 118" draw:style-name="gr1" draw:text-style-name="P1" draw:layer="layout" svg:width="19.726cm" svg:height="12.803cm" svg:x="4.115cm" svg:y="1.973cm">
          <draw:image xlink:href="Pictures/10000201000003B5000002429D927375A23E7BA1.png" xlink:type="simple" xlink:show="embed" xlink:actuate="onLoad">
            <text:p/>
          </draw:image>
        </draw:frame>
        <presentation:notes draw:style-name="dp2">
          <draw:page-thumbnail draw:name="Shape 115" draw:style-name="gr4" draw:layer="layout" svg:width="14.848cm" svg:height="11.136cm" svg:x="3.075cm" svg:y="2.257cm" draw:page-number="13" presentation:class="page"/>
          <draw:frame draw:name="Shape 116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Blank">
        <office:forms form:automatic-focus="false" form:apply-design-mode="false"/>
        <draw:frame draw:name="Shape 123" draw:style-name="gr1" draw:text-style-name="P1" draw:layer="layout" svg:width="6.991cm" svg:height="8.38cm" svg:x="1.244cm" svg:y="5.715cm">
          <draw:image xlink:href="Pictures/10000201000000F00000010E6851B865B3ACB5D9.png" xlink:type="simple" xlink:show="embed" xlink:actuate="onLoad">
            <text:p/>
          </draw:image>
        </draw:frame>
        <draw:frame draw:name="Shape 124" draw:style-name="gr1" draw:text-style-name="P1" draw:layer="layout" svg:width="6.363cm" svg:height="8.38cm" svg:x="20.351cm" svg:y="6.285cm">
          <draw:image xlink:href="Pictures/100002010000031D000003D9419845913951D2C0.png" xlink:type="simple" xlink:show="embed" xlink:actuate="onLoad">
            <text:p/>
          </draw:image>
        </draw:frame>
        <draw:frame draw:name="Shape 125" draw:style-name="gr1" draw:text-style-name="P1" draw:layer="layout" svg:width="9.833cm" svg:height="6.072cm" svg:x="9.375cm" svg:y="7.44cm">
          <draw:image xlink:href="Pictures/10000201000002A80000018AB0B8EAFB94386C71.png" xlink:type="simple" xlink:show="embed" xlink:actuate="onLoad">
            <text:p/>
          </draw:image>
        </draw:frame>
        <draw:custom-shape draw:name="Shape 126" draw:style-name="gr7" draw:text-style-name="P7" draw:layer="layout" svg:width="25.571cm" svg:height="2.591cm" svg:x="1.194cm" svg:y="1.047cm">
          <text:p text:style-name="P2"><text:span text:style-name="T3">CORE Members Attend</text:span></text:p>
          <draw:enhanced-geometry draw:mirror-horizontal="false" draw:mirror-vertical="false" svg:viewBox="0 0 23227 22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0" draw:style-name="gr4" draw:layer="layout" svg:width="14.848cm" svg:height="11.136cm" svg:x="3.075cm" svg:y="2.257cm" draw:page-number="14" presentation:class="page"/>
          <draw:frame draw:name="Shape 121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Blank">
        <office:forms form:automatic-focus="false" form:apply-design-mode="false"/>
        <draw:frame draw:name="Shape 131" draw:style-name="gr1" draw:text-style-name="P1" draw:layer="layout" svg:width="13.3cm" svg:height="14.172cm" svg:x="1.05cm" svg:y="1.289cm">
          <draw:image xlink:href="Pictures/10000201000009C4000009C4BEB32FDE80FDCB7F.png" xlink:type="simple" xlink:show="embed" xlink:actuate="onLoad">
            <text:p/>
          </draw:image>
        </draw:frame>
        <draw:custom-shape draw:name="Shape 132" draw:style-name="gr8" draw:text-style-name="P7" draw:layer="layout" svg:width="13.01cm" svg:height="9.764cm" svg:x="14.659cm" svg:y="3.495cm">
          <text:p text:style-name="P2"><text:span text:style-name="T4">CORE</text:span></text:p>
          <text:p text:style-name="P2"><text:span text:style-name="T4">2062</text:span></text:p>
          <draw:enhanced-geometry draw:mirror-horizontal="false" draw:mirror-vertical="false" svg:viewBox="0 0 11817 832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8" draw:style-name="gr4" draw:layer="layout" svg:width="14.848cm" svg:height="11.136cm" svg:x="3.075cm" svg:y="2.257cm" draw:page-number="15" presentation:class="page"/>
          <draw:frame draw:name="Shape 129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Orbitron" svg:font-family="Orbitron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Verdana" svg:font-family="Verdana" style:font-family-generic="swiss" style:font-pitch="variable"/>
    <style:font-face style:name="Adobe Blank" svg:font-family="'Adobe Blank'" style:font-family-generic="system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9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2999992370605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6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.299999237060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45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.299999237060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.299999237060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2cm" fo:margin-bottom="0cm" fo:text-indent="0cm"/>
      <style:text-properties fo:font-size="23.3999996185303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2cm" fo:margin-bottom="0cm" fo:text-indent="0cm"/>
      <style:text-properties fo:font-size="23.3999996185303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2cm" fo:margin-bottom="0cm" fo:text-indent="0cm"/>
      <style:text-properties fo:font-size="23.3999996185303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2cm" fo:margin-bottom="0cm" fo:text-indent="0cm"/>
      <style:text-properties fo:font-size="23.3999996185303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2cm" fo:margin-bottom="0cm" fo:text-indent="0cm"/>
      <style:text-properties fo:font-size="23.3999996185303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2999992370605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9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2999992370605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6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.299999237060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45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.299999237060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.299999237060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2cm" fo:margin-bottom="0cm" fo:text-indent="0cm"/>
      <style:text-properties fo:font-size="23.3999996185303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2cm" fo:margin-bottom="0cm" fo:text-indent="0cm"/>
      <style:text-properties fo:font-size="23.3999996185303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2cm" fo:margin-bottom="0cm" fo:text-indent="0cm"/>
      <style:text-properties fo:font-size="23.3999996185303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2cm" fo:margin-bottom="0cm" fo:text-indent="0cm"/>
      <style:text-properties fo:font-size="23.3999996185303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2cm" fo:margin-bottom="0cm" fo:text-indent="0cm"/>
      <style:text-properties fo:font-size="23.3999996185303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2999992370605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9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2999992370605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6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.299999237060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45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.299999237060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2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.299999237060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.112cm" fo:margin-bottom="0cm" fo:text-indent="0cm"/>
      <style:text-properties fo:font-size="23.3999996185303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.112cm" fo:margin-bottom="0cm" fo:text-indent="0cm"/>
      <style:text-properties fo:font-size="23.3999996185303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.112cm" fo:margin-bottom="0cm" fo:text-indent="0cm"/>
      <style:text-properties fo:font-size="23.3999996185303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.112cm" fo:margin-bottom="0cm" fo:text-indent="0cm"/>
      <style:text-properties fo:font-size="23.3999996185303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.112cm" fo:margin-bottom="0cm" fo:text-indent="0cm"/>
      <style:text-properties fo:font-size="23.3999996185303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2999992370605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65cm" fo:page-height="16.76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9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394cm" svg:x="1cm" svg:y="3.575cm"/>
      <draw:page-thumbnail draw:layer="backgroundobjects" svg:width="8.999cm" svg:height="5.394cm" svg:x="1cm" svg:y="12.151cm"/>
      <draw:page-thumbnail draw:layer="backgroundobjects" svg:width="8.999cm" svg:height="5.394cm" svg:x="1cm" svg:y="20.727cm"/>
      <draw:page-thumbnail draw:layer="backgroundobjects" svg:width="8.999cm" svg:height="5.394cm" svg:x="11cm" svg:y="3.575cm"/>
      <draw:page-thumbnail draw:layer="backgroundobjects" svg:width="8.999cm" svg:height="5.394cm" svg:x="11cm" svg:y="12.151cm"/>
      <draw:page-thumbnail draw:layer="backgroundobjects" svg:width="8.999cm" svg:height="5.394cm" svg:x="11cm" svg:y="20.727cm"/>
    </style:handout-master>
    <style:master-page style:name="Blank" style:page-layout-name="PM1" draw:style-name="Mdp1">
      <draw:frame draw:name="Shape 49" presentation:style-name="Mpr1" draw:text-style-name="MP6" draw:layer="backgroundobjects" svg:width="1.677cm" svg:height="1.282cm" svg:x="25.909cm" svg:y="15.195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Blank-title" draw:layer="backgroundobjects" svg:width="25.167cm" svg:height="2.798cm" svg:x="1.396cm" svg:y="0.666cm" presentation:class="title" presentation:placeholder="true">
        <draw:text-box/>
      </draw:frame>
      <draw:frame presentation:style-name="Blank-outline1" draw:layer="backgroundobjects" svg:width="25.167cm" svg:height="9.723cm" svg:x="1.396cm" svg:y="3.918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Shape 10" presentation:style-name="Mpr4" draw:text-style-name="MP7" draw:layer="backgroundobjects" svg:width="26.057cm" svg:height="6.689cm" svg:x="0.951cm" svg:y="2.422cm" presentation:class="title" presentation:user-transformed="true">
        <draw:text-box>
          <text:p/>
        </draw:text-box>
      </draw:frame>
      <draw:frame draw:name="Shape 12" presentation:style-name="Mpr5" draw:text-style-name="MP6" draw:layer="backgroundobjects" svg:width="1.677cm" svg:height="1.282cm" svg:x="25.909cm" svg:y="15.195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_20_slide-outline1" draw:layer="backgroundobjects" svg:width="25.167cm" svg:height="9.723cm" svg:x="1.396cm" svg:y="3.918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6.931cm" svg:height="9.524cm" svg:x="1.059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8" draw:text-style-name="MP8" draw:layer="backgroundobjects" svg:width="26.057cm" svg:height="1.866cm" svg:x="0.951cm" svg:y="1.444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6.057cm" svg:height="11.133cm" svg:x="0.951cm" svg:y="3.752cm" presentation:class="outline" presentation:placeholder="true" presentation:user-transformed="true">
        <draw:text-box/>
      </draw:frame>
      <draw:frame draw:name="Shape 19" presentation:style-name="Mpr9" draw:text-style-name="MP6" draw:layer="backgroundobjects" svg:width="1.677cm" svg:height="1.282cm" svg:x="25.909cm" svg:y="15.195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0.3$Linux_X86_64 LibreOffice_project/30m0$Build-3</meta:generator>
    <dc:date>2017-03-21T20:02:06.521299096</dc:date>
    <meta:editing-duration>PT52M5S</meta:editing-duration>
    <meta:editing-cycles>6</meta:editing-cycles>
    <dc:creator>Andrew Kempen</dc:creator>
    <meta:document-statistic meta:object-count="89"/>
  </office:meta>
</office:document-meta>
</file>